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urier New" fo:font-size="16pt" fo:language="de" fo:country="DE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2" style:family="paragraph" style:parent-style-name="Standard">
      <style:text-properties style:font-name="Courier New" fo:language="de" fo:country="DE" style:language-asian="zxx" style:country-asian="none" style:language-complex="zxx" style:country-complex="none"/>
    </style:style>
    <style:style style:name="P3" style:family="paragraph" style:parent-style-name="Standard" style:list-style-name="L2">
      <style:text-properties style:font-name="Courier New" fo:language="de" fo:country="DE" style:language-asian="zxx" style:country-asian="none" style:language-complex="zxx" style:country-complex="none"/>
    </style:style>
    <style:style style:name="P4" style:family="paragraph" style:parent-style-name="Standard" style:list-style-name="L3">
      <style:text-properties style:font-name="Courier New" fo:language="de" fo:country="DE" style:language-asian="zxx" style:country-asian="none" style:language-complex="zxx" style:country-complex="none"/>
    </style:style>
    <style:style style:name="P5" style:family="paragraph" style:parent-style-name="Standard" style:list-style-name="L4">
      <style:text-properties style:font-name="Courier New" fo:language="de" fo:country="DE" style:language-asian="zxx" style:country-asian="none" style:language-complex="zxx" style:country-complex="none"/>
    </style:style>
    <style:style style:name="P6" style:family="paragraph" style:parent-style-name="Standard" style:list-style-name="L5">
      <style:text-properties style:font-name="Courier New" fo:language="de" fo:country="DE" style:language-asian="zxx" style:country-asian="none" style:language-complex="zxx" style:country-complex="none"/>
    </style:style>
    <style:style style:name="P7" style:family="paragraph" style:parent-style-name="Standard" style:list-style-name="L6">
      <style:text-properties style:font-name="Courier New" fo:language="de" fo:country="DE" style:language-asian="zxx" style:country-asian="none" style:language-complex="zxx" style:country-complex="none"/>
    </style:style>
    <style:style style:name="P8" style:family="paragraph" style:parent-style-name="Standard" style:list-style-name="L1">
      <style:text-properties style:font-name="Courier New" fo:language="de" fo:country="DE" style:text-underline-style="solid" style:text-underline-width="auto" style:text-underline-color="font-color" style:language-asian="zxx" style:country-asian="none" style:language-complex="zxx" style:country-complex="none"/>
    </style:style>
    <style:style style:name="P9" style:family="paragraph" style:parent-style-name="Standard" style:list-style-name="L3">
      <style:text-properties style:font-name="Courier New" fo:language="de" fo:country="DE" style:text-underline-style="solid" style:text-underline-width="auto" style:text-underline-color="font-color" style:language-asian="zxx" style:country-asian="none" style:language-complex="zxx" style:country-complex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lobalisierung</text:p>
      <text:p text:style-name="P2"/>
      <text:list xml:id="list38646148" text:style-name="L1">
        <text:list-item>
          <text:p text:style-name="P8">Was bedeutet Globalisierung?</text:p>
        </text:list-item>
      </text:list>
      <text:p text:style-name="P2"/>
      <text:p text:style-name="P2">Der weltweite Austausch von Gütern, Dienstleistungen und Kapital beschleunigt sich. </text:p>
      <text:p text:style-name="P2"/>
      <text:p text:style-name="P2"/>
      <text:list xml:id="list38708557" text:continue-numbering="true" text:style-name="L1">
        <text:list-item>
          <text:p text:style-name="P8">Ursachen der Globalisierung</text:p>
        </text:list-item>
      </text:list>
      <text:p text:style-name="P2"/>
      <text:list xml:id="list38654709" text:style-name="L2">
        <text:list-item>
          <text:p text:style-name="P3">Politik: Fall des "Eisernen Vorhangs"</text:p>
        </text:list-item>
        <text:list-item>
          <text:p text:style-name="P3">Wirtschaft: Weitgehende Abschaffung von Zöllen</text:p>
        </text:list-item>
        <text:list-item>
          <text:p text:style-name="P3">digitale Revolution: Kommunikation mit enternten Partnern ohne Zeitverlust</text:p>
        </text:list-item>
        <text:list-item>
          <text:p text:style-name="P3">verbesserte Transportmöglichkeiten: Frachtcontainer machen Warentransporte einfacher und billiger</text:p>
        </text:list-item>
      </text:list>
      <text:p text:style-name="P2"/>
      <text:p text:style-name="P2"/>
      <text:list xml:id="list38650551" text:style-name="L3">
        <text:list-item>
          <text:p text:style-name="P9">Folgen der Globalisierung für den Arbeitsmarkt</text:p>
          <text:p text:style-name="P4"/>
        </text:list-item>
      </text:list>
      <text:list xml:id="list38682813" text:style-name="L4">
        <text:list-item>
          <text:p text:style-name="P5">einfache Produktionstätigkeiten werden in Billiglohnländer verlagert =&gt; Arbeitnehmer mit geringer Qualifikation haben einhohes Risiko, arbeitslos zu werden</text:p>
        </text:list-item>
        <text:list-item>
          <text:p text:style-name="P5">für qualifizierte Tätigkeiten besteht ein zunehmender Fachkräftemangel =&gt; Fachkräftebedarf soll durch Zuwanderung gedeckt werden</text:p>
        </text:list-item>
      </text:list>
      <text:p text:style-name="P2"/>
      <text:p text:style-name="P2"/>
      <text:list xml:id="list38695553" text:continue-list="list38650551" text:style-name="L3">
        <text:list-item>
          <text:p text:style-name="P9">Der Verbraucher als Nutznießer der Globalisierung</text:p>
        </text:list-item>
      </text:list>
      <text:p text:style-name="P2"/>
      <text:list xml:id="list38681446" text:style-name="L5">
        <text:list-item>
          <text:p text:style-name="P6">saisonunabhängiges frisches Obst und Gemüse</text:p>
        </text:list-item>
        <text:list-item>
          <text:p text:style-name="P6">preiswerte exotische Produkte</text:p>
        </text:list-item>
        <text:list-item>
          <text:p text:style-name="P6">grenzenloses Reisen zu erschwinglichen Preisen</text:p>
        </text:list-item>
      </text:list>
      <text:p text:style-name="P2"/>
      <text:p text:style-name="P2"/>
      <text:list xml:id="list38719635" text:continue-list="list38695553" text:style-name="L3">
        <text:list-item>
          <text:p text:style-name="P9">Kulturelle Globalisierung</text:p>
        </text:list-item>
      </text:list>
      <text:p text:style-name="P2"/>
      <text:list xml:id="list38682785" text:style-name="L6">
        <text:list-item>
          <text:p text:style-name="P7">"multikulti" Gesellschaft</text:p>
        </text:list-item>
        <text:list-item>
          <text:p text:style-name="P7">"Denglisch" (Zunahme der Anglizismen)</text:p>
        </text:list-item>
        <text:list-item>
          <text:p text:style-name="P7">deutschsprachige Musik und Filme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8M41S</meta:editing-duration>
    <meta:editing-cycles>5</meta:editing-cycles>
    <meta:generator>OpenOffice.org/3.3$Win32 OpenOffice.org_project/330m20$Build-9567</meta:generator>
    <dc:date>2011-02-02T18:58:31.48</dc:date>
    <meta:document-statistic meta:table-count="0" meta:image-count="0" meta:object-count="0" meta:page-count="1" meta:paragraph-count="19" meta:word-count="128" meta:character-count="1044"/>
    <meta:user-defined meta:name="Info 1"/>
    <meta:user-defined meta:name="Info 2"/>
    <meta:user-defined meta:name="Info 3"/>
    <meta:user-defined meta:name="Info 4"/>
  </office:meta>
</office:document-meta>
</file>